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C &amp; E</text:p>
        </text:list-item>
        <text:list-item>
          <text:p text:style-name="P2">D</text:p>
        </text:list-item>
        <text:list-item>
          <text:p text:style-name="P3">A</text:p>
        </text:list-item>
        <text:list-item>
          <text:p text:style-name="P4">A</text:p>
        </text:list-item>
        <text:list-item>
          <text:p text:style-name="P5">A</text:p>
        </text:list-item>
        <text:list-item>
          <text:p text:style-name="P6">C</text:p>
        </text:list-item>
        <text:list-item>
          <text:p text:style-name="P7">A</text:p>
        </text:list-item>
        <text:list-item>
          <text:p text:style-name="P8">B</text:p>
        </text:list-item>
        <text:list-item>
          <text:p text:style-name="P9">D</text:p>
        </text:list-item>
        <text:list-item>
          <text:p text:style-name="P10">C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yes AMROUN</meta:initial-creator>
    <dc:creator>Ilyes AMROUN</dc:creator>
    <meta:creation-date>2021-03-31T11:12:00Z</meta:creation-date>
    <dc:date>2021-03-31T15:41:00Z</dc:date>
    <meta:template xlink:href="Normal.dotm" xlink:type="simple"/>
    <meta:editing-cycles>15</meta:editing-cycles>
    <meta:editing-duration>PT16140S</meta:editing-duration>
    <meta:document-statistic meta:page-count="1" meta:paragraph-count="1" meta:word-count="3" meta:character-count="23" meta:row-count="1" meta:non-whitespace-character-count="21"/>
  </office:meta>
</office:document-meta>
</file>